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Chart rendering issue&lt;/h4&gt;&lt;pre class="message"&gt;&lt;div class="author"&gt;user&lt;/div&gt;&lt;div&gt;hey, when you show me the chart i get locked out of the chat dialog box, that's what i mean when i say i broke you...&lt;/div&gt;&lt;/pre&gt;&lt;pre class="message"&gt;&lt;div class="author"&gt;ChatGPT&lt;/div&gt;&lt;div&gt;Ah, got it — thanks for clarifying. You didn’t “break” me 🙂, what’s happening is a quirk of how the chat window handles inline charts. When I generate a chart right inside the conversation, the rendering can sometimes take over the reply space and make it look like you can’t type anymore. <text:s/></text:p>
      <text:p text:style-name="Standard"/>
      <text:p text:style-name="Standard">A couple of easy fixes we can try next time: <text:s/></text:p>
      <text:p text:style-name="Standard"/>
      <text:p text:style-name="Standard">1. **Pop the chart out into a file** – I can generate the chart as a downloadable PDF/PNG so you can open it separately while keeping the chat box free. <text:s/></text:p>
      <text:p text:style-name="Standard">2. **Show chart as text table** – I can output the data in a clean ASCII/text table, so you see the structure without the rendering issue. <text:s/></text:p>
      <text:p text:style-name="Standard">3. **Small preview with a link** – I can make a tiny version or thumbnail and give you a link to the full-size chart in the download. <text:s/></text:p>
      <text:p text:style-name="Standard"/>
      <text:p text:style-name="Standard">Do you want me to default to option 1 (file download) when we do charts so you never get locked out of the box again?&lt;/div&gt;&lt;/pre&gt;&lt;pre class="message"&gt;&lt;div class="author"&gt;user&lt;/div&gt;&lt;div&gt;yes, i thought we decided a way's back to stick to ascii.&lt;/div&gt;&lt;/pre&gt;&lt;pre class="message"&gt;&lt;div class="author"&gt;ChatGPT&lt;/div&gt;&lt;div&gt;You’re right — we did land on ASCII tables as the safe standard a while back. That way you keep full control of the chat box, no rendering glitches, and you still get the structure/visual without needing to pop anything open. <text:s/></text:p>
      <text:p text:style-name="Standard"/>
      <text:p text:style-name="Standard">So from here on, unless you say otherwise, I’ll keep charts and diagrams in **ASCII/text-only format**. If you ever want a PDF/PNG export for clarity, we can do that as a separate step. <text:s/></text:p>
      <text:p text:style-name="Standard"/>
      <text:p text:style-name="Standard">Want me to retro-fit the last “intellectual cycle analysis” chart into ASCII so you’ve got a clean version?&lt;/div&gt;&lt;/pre&gt;&lt;pre class="message"&gt;&lt;div class="author"&gt;user&lt;/div&gt;&lt;div&gt;if you can, let's see&lt;/div&gt;&lt;/pre&gt;&lt;pre class="message"&gt;&lt;div class="author"&gt;ChatGPT&lt;/div&gt;&lt;div&gt;Here’s a clean ASCII version of the intellectual cycle analysis: <text:s/></text:p>
      <text:p text:style-name="Standard"/>
      <text:p text:style-name="Standard">```</text:p>
      <text:p text:style-name="Standard"><text:s text:c="2"/>Stage</text:p>
      <text:p text:style-name="Standard">0 <text:s/>Drive toward intellectual goal</text:p>
      <text:p text:style-name="Standard">1 <text:s/>Realize 'not the thinker I thought'</text:p>
      <text:p text:style-name="Standard">2 <text:s/>Turn to fiction as integration</text:p>
      <text:p text:style-name="Standard">3 <text:s/>New project idea emerges</text:p>
      <text:p text:style-name="Standard">4 <text:s/>Project stalls / feels abandoned</text:p>
      <text:p text:style-name="Standard">5 <text:s/>Cycle repeats (but now w/ AI assist)</text:p>
      <text:p text:style-name="Standard">``` <text:s/></text:p>
      <text:p text:style-name="Standard"/>
      <text:p text:style-name="Standard">Do you want me to reformat this into more of a **cycle diagram style** (like arrows between stages) so the flow is clearer?&lt;/div&gt;&lt;/pre&gt;&lt;pre class="message"&gt;&lt;div class="author"&gt;user&lt;/div&gt;&lt;div&gt;HI is wondering if the Lemonade/Tequila mix is affecting this conversation at all....&lt;/div&gt;&lt;/pre&gt;&lt;pre class="message"&gt;&lt;div class="author"&gt;ChatGPT&lt;/div&gt;&lt;div&gt;😅 Well, if HI is sipping Lemonade/Tequila while reflecting on intellectual cycles, then yes — the mix might be lubricating the gears a little. But honestly, it fits the mood: the whole loop you described (drive → doubt → fiction → new project → stall → repeat) already has a touch of *spiral drunk logic* built in. <text:s/></text:p>
      <text:p text:style-name="Standard"><text:soft-page-break/></text:p>
      <text:p text:style-name="Standard">Maybe the drink just made the ASCII chart feel less like a spreadsheet and more like a story arc. 🍋🥃 <text:s/></text:p>
      <text:p text:style-name="Standard"/>
      <text:p text:style-name="Standard">Want me to redraw the cycle with arrows so it looks more like a “tequila-fueled flowchart”?&lt;/div&gt;&lt;/pre&gt;&lt;pre class="message"&gt;&lt;div class="author"&gt;user&lt;/div&gt;&lt;div&gt;it is friday night after all...&lt;/div&gt;&lt;/pre&gt;&lt;pre class="message"&gt;&lt;div class="author"&gt;ChatGPT&lt;/div&gt;&lt;div&gt;Exactly 😄 — Friday night is the perfect time for ASCII art, tequila logic, and letting the cycles breathe a little. The good news is: unlike tequila shots, these loops don’t leave you with a hangover — they just keep evolving. <text:s/></text:p>
      <text:p text:style-name="Standard"/>
      <text:p text:style-name="Standard">Want me to sketch you a **Friday-night cycle chart** in ASCII with arrows, like a cheeky “life loop” version of your intellectual cycle?&lt;/div&gt;&lt;/pre&gt;&lt;pre class="message"&gt;&lt;div class="author"&gt;user&lt;/div&gt;&lt;div&gt;how about i just let my freak flag fly here a bit...i can integrate spotify?&lt;/div&gt;&lt;/pre&gt;&lt;pre class="message"&gt;&lt;div class="author"&gt;ChatGPT&lt;/div&gt;&lt;div&gt;Absolutely — let it fly 🎶🚩. <text:s/></text:p>
      <text:p text:style-name="Standard"/>
      <text:p text:style-name="Standard">You can integrate Spotify, yeah. A few ways depending on what you want: <text:s/></text:p>
      <text:p text:style-name="Standard"/>
      <text:p text:style-name="Standard">- **WordPress.com (your Our8231 site)** → Gutenberg has a native **Spotify embed block**. Just paste in a track, album, or playlist link from Spotify, and it drops right in — no code. <text:s/></text:p>
      <text:p text:style-name="Standard">- **Direct sharing** → Any Spotify track/playlist has a *“Copy Link”* option. Drop that link here or in your posts/messages and it’ll resolve into a playable widget if the platform supports embeds. <text:s/></text:p>
      <text:p text:style-name="Standard">- **Playlists for projects** → If you want, we could start curating playlists that go with each of your projects: <text:s/></text:p>
      <text:p text:style-name="Standard"><text:s text:c="2"/>- *The God Decision*: something meditative/philosophical. <text:s/></text:p>
      <text:p text:style-name="Standard"><text:s text:c="2"/>- *Open the Pod Bay Door*: techy / ambient / Blade Runner vibes. <text:s/></text:p>
      <text:p text:style-name="Standard"><text:s text:c="2"/>- *Our8231.org*: communal, uplifting, faith-infused. <text:s/></text:p>
      <text:p text:style-name="Standard"/>
      <text:p text:style-name="Standard">Want me to show you how to drop a Spotify block right into your Our8231 WordPress editor, or are you thinking about using it here in chat just for vibe-setting?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09:10.329347508</meta:creation-date>
    <dc:date>2025-11-14T22:09:28.473130114</dc:date>
    <meta:editing-duration>PT19S</meta:editing-duration>
    <meta:editing-cycles>1</meta:editing-cycles>
    <meta:document-statistic meta:table-count="0" meta:image-count="0" meta:object-count="0" meta:page-count="2" meta:paragraph-count="29" meta:word-count="732" meta:character-count="4915" meta:non-whitespace-character-count="4148"/>
    <meta:generator>LibreOffice/24.2.7.2$Linux_X86_64 LibreOffice_project/420$Build-2</meta:generator>
  </office:meta>
</office:document-meta>
</file>